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fo:min-height="1.095cm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gr4" style:family="graphic" style:parent-style-name="objectwithoutfill">
      <style:graphic-properties svg:stroke-color="#000000" draw:marker-end="Arrow_20_concave" draw:marker-end-width="0.2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14cm"/>
    </style:style>
    <style:style style:name="gr6" style:family="graphic" style:parent-style-name="standard">
      <style:graphic-properties draw:stroke="none" svg:stroke-color="#000000" draw:fill="none" draw:fill-color="#ffffff" fo:min-height="0.234cm"/>
    </style:style>
    <style:style style:name="gr7" style:family="graphic" style:parent-style-name="objectwithoutfill">
      <style:graphic-properties draw:stroke="dash" draw:stroke-dash="Dashed_20__28_var_29_" svg:stroke-color="#000000" draw:marker-end="Arrow_20_concave" draw:marker-end-width="0.2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9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fo:font-weight="bold" style:font-size-asian="18pt" style:font-size-complex="18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6pt" style:font-size-asian="6pt" style:font-size-complex="6pt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7.6cm" svg:y1="7.4cm" svg:x2="19.512cm" svg:y2="7.4cm">
          <text:p/>
        </draw:line>
        <draw:line draw:style-name="gr1" draw:text-style-name="P1" draw:layer="layout" svg:x1="7.6cm" svg:y1="9.7cm" svg:x2="19.512cm" svg:y2="9.7cm">
          <text:p/>
        </draw:line>
        <draw:frame draw:style-name="gr2" draw:text-style-name="P2" draw:layer="layout" svg:width="2.493cm" svg:height="1.345cm" svg:x="5.007cm" svg:y="7cm">
          <draw:text-box>
            <text:p><text:span text:style-name="T1">Esclavo</text:span></text:p>
          </draw:text-box>
        </draw:frame>
        <draw:frame draw:style-name="gr3" draw:text-style-name="P2" draw:layer="layout" svg:width="2.6cm" svg:height="0.8cm" svg:x="4.9cm" svg:y="9.3cm">
          <draw:text-box>
            <text:p><text:span text:style-name="T1">Maestro</text:span></text:p>
          </draw:text-box>
        </draw:frame>
        <draw:line draw:style-name="gr4" draw:text-style-name="P1" draw:layer="layout" svg:x1="10cm" svg:y1="9.7cm" svg:x2="11.2cm" svg:y2="7.4cm">
          <text:p/>
        </draw:line>
        <draw:line draw:style-name="gr4" draw:text-style-name="P1" draw:layer="layout" svg:x1="14.2cm" svg:y1="7.4cm" svg:x2="15.4cm" svg:y2="9.7cm">
          <text:p/>
        </draw:line>
        <draw:frame draw:style-name="gr5" draw:text-style-name="P3" draw:layer="layout" svg:width="0.7cm" svg:height="0.564cm" svg:x="13.8cm" svg:y="6.6cm">
          <draw:text-box>
            <text:p><text:span text:style-name="T2">T</text:span></text:p>
          </draw:text-box>
        </draw:frame>
        <draw:frame draw:style-name="gr6" draw:text-style-name="P4" draw:layer="layout" svg:width="0.778cm" svg:height="0.484cm" svg:x="13.9cm" svg:y="6.716cm">
          <draw:text-box>
            <text:p><text:span text:style-name="T3">3</text:span></text:p>
          </draw:text-box>
        </draw:frame>
        <draw:frame draw:style-name="gr5" draw:text-style-name="P3" draw:layer="layout" svg:width="0.7cm" svg:height="0.564cm" svg:x="9.6cm" svg:y="9.8cm">
          <draw:text-box>
            <text:p><text:span text:style-name="T2">T</text:span></text:p>
          </draw:text-box>
        </draw:frame>
        <draw:frame draw:style-name="gr6" draw:text-style-name="P4" draw:layer="layout" svg:width="0.8cm" svg:height="0.484cm" svg:x="9.7cm" svg:y="9.916cm">
          <draw:text-box>
            <text:p><text:span text:style-name="T3">1</text:span></text:p>
          </draw:text-box>
        </draw:frame>
        <draw:frame draw:style-name="gr5" draw:text-style-name="P3" draw:layer="layout" svg:width="0.7cm" svg:height="0.564cm" svg:x="10.9cm" svg:y="6.7cm">
          <draw:text-box>
            <text:p><text:span text:style-name="T2">T</text:span></text:p>
          </draw:text-box>
        </draw:frame>
        <draw:frame draw:style-name="gr6" draw:text-style-name="P4" draw:layer="layout" svg:width="0.8cm" svg:height="0.484cm" svg:x="10.3cm" svg:y="6.716cm">
          <draw:text-box>
            <text:p><text:span text:style-name="T3">2</text:span></text:p>
          </draw:text-box>
        </draw:frame>
        <draw:frame draw:style-name="gr5" draw:text-style-name="P3" draw:layer="layout" svg:width="0.7cm" svg:height="0.564cm" svg:x="15.3cm" svg:y="9.8cm">
          <draw:text-box>
            <text:p><text:span text:style-name="T2">t</text:span></text:p>
          </draw:text-box>
        </draw:frame>
        <draw:frame draw:style-name="gr6" draw:text-style-name="P4" draw:layer="layout" svg:width="0.8cm" svg:height="0.484cm" svg:x="15.4cm" svg:y="9.916cm">
          <draw:text-box>
            <text:p><text:span text:style-name="T3">4</text:span></text:p>
          </draw:text-box>
        </draw:frame>
        <draw:line draw:style-name="gr7" draw:text-style-name="P1" draw:layer="layout" svg:x1="10.9cm" svg:y1="9.7cm" svg:x2="12.1cm" svg:y2="7.4cm">
          <text:p/>
        </draw:line>
        <draw:line draw:style-name="gr7" draw:text-style-name="P1" draw:layer="layout" svg:x1="17cm" svg:y1="9.7cm" svg:x2="18.2cm" svg:y2="7.4cm">
          <text:p/>
        </draw:line>
        <draw:frame draw:style-name="gr5" draw:text-style-name="P3" draw:layer="layout" svg:width="1.143cm" svg:height="0.564cm" draw:transform="rotate (1.08995811787046) translate (9.907cm 8.844cm)">
          <draw:text-box>
            <text:p text:style-name="P5"><text:span text:style-name="T2">Sync</text:span></text:p>
          </draw:text-box>
        </draw:frame>
        <draw:frame draw:style-name="gr8" draw:text-style-name="P3" draw:layer="layout" svg:width="2.105cm" svg:height="1.19cm" draw:transform="rotate (1.08995811787046) translate (10.519cm 9.259cm)">
          <draw:text-box>
            <text:p text:style-name="P5"><text:span text:style-name="T2">Follow_Up</text:span></text:p>
          </draw:text-box>
        </draw:frame>
        <draw:frame draw:style-name="gr5" draw:text-style-name="P3" draw:layer="layout" svg:width="2.221cm" svg:height="0.564cm" draw:transform="rotate (-1.09083078249646) translate (14.904cm 7.472cm)">
          <draw:text-box>
            <text:p text:style-name="P5"><text:span text:style-name="T2">Delay_Req</text:span></text:p>
          </draw:text-box>
        </draw:frame>
        <draw:frame draw:style-name="gr8" draw:text-style-name="P3" draw:layer="layout" svg:width="2.105cm" svg:height="1.19cm" draw:transform="rotate (1.08995811787046) translate (16.52cm 9.359cm)">
          <draw:text-box>
            <text:p text:style-name="P5"><text:span text:style-name="T2">Delay_Resp</text:span></text:p>
          </draw:text-box>
        </draw:frame>
        <draw:line draw:style-name="gr4" draw:text-style-name="P1" draw:layer="layout" svg:x1="8.2cm" svg:y1="9.7cm" svg:x2="9.4cm" svg:y2="7.4cm">
          <text:p/>
        </draw:line>
        <draw:frame draw:style-name="gr8" draw:text-style-name="P3" draw:layer="layout" svg:width="2.105cm" svg:height="1.19cm" draw:transform="rotate (1.08995811787046) translate (7.82cm 9.259cm)">
          <draw:text-box>
            <text:p text:style-name="P5"><text:span text:style-name="T2">Announ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9T10:49:16.084669194</meta:creation-date>
    <dc:date>2017-08-30T14:18:25.875932999</dc:date>
    <meta:editing-duration>PT30M21S</meta:editing-duration>
    <meta:editing-cycles>4</meta:editing-cycles>
    <meta:generator>LibreOffice/5.3.1.2$Linux_X86_64 LibreOffice_project/30m0$Build-2</meta:generator>
    <meta:document-statistic meta:object-count="22"/>
  </office:meta>
</office:document-meta>
</file>